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middle" draw:auto-grow-height="false" fo:min-height="0.702cm" fo:min-width="1.405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4" style:family="graphic" style:parent-style-name="standard">
      <style:graphic-properties svg:stroke-color="#000000" draw:fill-color="#afd095" draw:textarea-horizontal-align="justify" draw:textarea-vertical-align="middle" draw:auto-grow-height="false" fo:min-height="0.702cm" fo:min-width="1.405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e99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fd095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9.572cm" svg:y="2.27cm">
          <text:p text:style-name="P1"><text:span text:style-name="T1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4.175cm" svg:y="5.762cm">
          <text:p text:style-name="P1"><text:span text:style-name="T1">h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9.255cm" svg:y="5.445cm">
          <text:p text:style-name="P1"><text:span text:style-name="T1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0.952cm" svg:x="1.635cm" svg:y="5.763cm">
          <text:p text:style-name="P1"><text:span text:style-name="T1">key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05cm" svg:height="0.952cm" svg:x="1.635cm" svg:y="4.175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1.635cm" svg:y="7.98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3.857cm" svg:y="7.98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6.08cm" svg:y="7.985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3.857cm" svg:y="4.175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8.937cm" svg:y="7.35cm">
          <text:p text:style-name="P1"><text:span text:style-name="T1">fif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13.065cm" svg:y="7.35cm">
          <text:p text:style-name="P1"><text:span text:style-name="T1">usta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0.952cm" svg:x="15.605cm" svg:y="2.587cm">
          <text:p text:style-name="P1"><text:span text:style-name="T1">proc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07cm" svg:y1="3.54cm" svg:x2="5.445cm" svg:y2="6.397cm">
          <text:p/>
        </draw:line>
        <draw:line draw:style-name="gr4" draw:text-style-name="P4" draw:layer="layout" svg:x1="4.81cm" svg:y1="5.762cm" svg:x2="4.81cm" svg:y2="5.127cm">
          <text:p/>
        </draw:line>
        <draw:line draw:style-name="gr5" draw:text-style-name="P4" draw:layer="layout" svg:x1="4.175cm" svg:y1="6.397cm" svg:x2="3.54cm" svg:y2="5.127cm">
          <text:p/>
        </draw:line>
        <draw:line draw:style-name="gr6" draw:text-style-name="P4" draw:layer="layout" svg:x1="4.175cm" svg:y1="6.397cm" svg:x2="3.54cm" svg:y2="6.397cm">
          <text:p/>
        </draw:line>
        <draw:line draw:style-name="gr7" draw:text-style-name="P4" draw:layer="layout" svg:x1="4.81cm" svg:y1="7.032cm" svg:x2="2.587cm" svg:y2="7.985cm">
          <text:p/>
        </draw:line>
        <draw:line draw:style-name="gr8" draw:text-style-name="P4" draw:layer="layout" svg:x1="4.81cm" svg:y1="7.032cm" svg:x2="4.81cm" svg:y2="7.985cm">
          <text:p/>
        </draw:line>
        <draw:line draw:style-name="gr9" draw:text-style-name="P4" draw:layer="layout" svg:x1="4.81cm" svg:y1="7.032cm" svg:x2="7.032cm" svg:y2="7.985cm">
          <text:p/>
        </draw:line>
        <draw:line draw:style-name="gr10" draw:text-style-name="P4" draw:layer="layout" svg:x1="10.207cm" svg:y1="3.54cm" svg:x2="9.89cm" svg:y2="5.445cm">
          <text:p/>
        </draw:line>
        <draw:line draw:style-name="gr11" draw:text-style-name="P4" draw:layer="layout" svg:x1="9.89cm" svg:y1="6.715cm" svg:x2="9.89cm" svg:y2="7.35cm">
          <text:p/>
        </draw:line>
        <draw:line draw:style-name="gr12" draw:text-style-name="P4" draw:layer="layout" svg:x1="10.207cm" svg:y1="3.54cm" svg:x2="14.017cm" svg:y2="7.35cm">
          <text:p/>
        </draw:line>
        <draw:line draw:style-name="gr13" draw:text-style-name="P4" draw:layer="layout" svg:x1="10.842cm" svg:y1="2.905cm" svg:x2="15.605cm" svg:y2="2.905cm">
          <text:p/>
        </draw:line>
        <draw:custom-shape draw:style-name="gr14" draw:text-style-name="P5" draw:layer="layout" svg:width="1.905cm" svg:height="0.952cm" svg:x="11.795cm" svg:y="9.255cm">
          <text:p text:style-name="P1"><text:span text:style-name="T1">bi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4.335cm" svg:y="9.255cm">
          <text:p text:style-name="P1"><text:span text:style-name="T1">test.tx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0.525cm" svg:y="10.843cm">
          <text:p text:style-name="P1"><text:span text:style-name="T1">echo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3.065cm" svg:y="10.843cm">
          <text:p text:style-name="P1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4.017cm" svg:y="4.17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6.24cm" svg:y="4.17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4.97cm" svg:y="5.762cm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2cm" svg:x="17.51cm" svg:y="5.763cm">
          <text:p text:style-name="P1"><text:span text:style-name="T1">heap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6.557cm" svg:y1="3.54cm" svg:x2="17.192cm" svg:y2="4.175cm">
          <text:p/>
        </draw:line>
        <draw:line draw:style-name="gr16" draw:text-style-name="P4" draw:layer="layout" svg:x1="16.557cm" svg:y1="3.54cm" svg:x2="14.97cm" svg:y2="4.175cm">
          <text:p/>
        </draw:line>
        <draw:line draw:style-name="gr17" draw:text-style-name="P4" draw:layer="layout" svg:x1="17.192cm" svg:y1="5.127cm" svg:x2="15.922cm" svg:y2="5.762cm">
          <text:p/>
        </draw:line>
        <draw:line draw:style-name="gr18" draw:text-style-name="P4" draw:layer="layout" svg:x1="17.192cm" svg:y1="5.127cm" svg:x2="18.462cm" svg:y2="5.762cm">
          <text:p/>
        </draw:line>
        <draw:line draw:style-name="gr19" draw:text-style-name="P4" draw:layer="layout" svg:x1="14.017cm" svg:y1="8.302cm" svg:x2="12.747cm" svg:y2="9.255cm">
          <text:p/>
        </draw:line>
        <draw:line draw:style-name="gr20" draw:text-style-name="P4" draw:layer="layout" svg:x1="14.017cm" svg:y1="8.302cm" svg:x2="15.287cm" svg:y2="9.255cm">
          <text:p/>
        </draw:line>
        <draw:line draw:style-name="gr21" draw:text-style-name="P4" draw:layer="layout" svg:x1="12.747cm" svg:y1="10.207cm" svg:x2="11.477cm" svg:y2="10.842cm">
          <text:p/>
        </draw:line>
        <draw:line draw:style-name="gr22" draw:text-style-name="P4" draw:layer="layout" svg:x1="12.747cm" svg:y1="10.207cm" svg:x2="14.017cm" svg:y2="10.8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7 20 13" svg:d="M0 20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8T13:24:43.355761083</meta:creation-date>
    <dc:date>2021-05-18T13:43:17.624363661</dc:date>
    <meta:editing-duration>PT18M29S</meta:editing-duration>
    <meta:editing-cycles>19</meta:editing-cycles>
    <meta:generator>LibreOffice/7.0.5.2$Linux_X86_64 LibreOffice_project/00$Build-2</meta:generator>
    <meta:document-statistic meta:object-count="39"/>
  </office:meta>
</office:document-meta>
</file>